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a0">
      <style:paragraph-properties fo:text-align="justify" style:justify-single-word="false"/>
      <style:text-properties style:font-name="Times New Roman" fo:font-size="12pt" officeooo:paragraph-rsid="0004bc0c" style:font-size-asian="12pt" style:font-size-complex="12pt"/>
    </style:style>
    <style:style style:name="P2" style:family="paragraph" style:parent-style-name="Pa0">
      <style:paragraph-properties fo:text-align="justify" style:justify-single-word="false"/>
      <style:text-properties fo:color="#000000" style:text-line-through-style="none" style:text-line-through-type="none" style:font-name="Times New Roman" fo:font-size="12pt" fo:font-style="normal" style:text-underline-style="none" fo:font-weight="normal" officeooo:paragraph-rsid="0004bc0c" fo:background-color="#ffff00" style:font-size-asian="12pt" style:font-style-asian="normal" style:font-weight-asian="normal" style:font-size-complex="12pt" style:font-style-complex="italic" style:font-weight-complex="normal"/>
    </style:style>
    <style:style style:name="P3" style:family="paragraph" style:parent-style-name="Standard">
      <style:text-properties officeooo:paragraph-rsid="0013f8f8"/>
    </style:style>
    <style:style style:name="P4" style:family="paragraph" style:parent-style-name="Standard">
      <style:text-properties fo:font-style="normal" officeooo:paragraph-rsid="0016c465" style:font-style-asian="normal" style:font-style-complex="normal"/>
    </style:style>
    <style:style style:name="P5" style:family="paragraph" style:parent-style-name="Standard">
      <style:text-properties style:font-name="DejaVu Sans1" fo:font-size="8pt" fo:font-weight="normal" officeooo:paragraph-rsid="0019f637" style:font-size-asian="8pt" style:font-weight-asian="normal" style:font-size-complex="8pt" style:font-weight-complex="normal"/>
    </style:style>
    <style:style style:name="P6" style:family="paragraph" style:parent-style-name="Standard">
      <style:text-properties style:font-name="Liberation Serif" fo:font-size="12pt" style:font-size-asian="12pt" style:font-size-complex="12pt"/>
    </style:style>
    <style:style style:name="P7" style:family="paragraph" style:parent-style-name="Standard">
      <style:text-properties style:font-name="Times New Roman" fo:font-size="12pt" fo:language="en" fo:country="US" officeooo:paragraph-rsid="0019f637" style:font-size-asian="12pt" style:font-size-complex="12pt"/>
    </style:style>
    <style:style style:name="P8" style:family="paragraph" style:parent-style-name="Text_20_body">
      <style:paragraph-properties fo:text-align="justify" style:justify-single-word="false"/>
      <style:text-properties officeooo:paragraph-rsid="0005a572"/>
    </style:style>
    <style:style style:name="P9" style:family="paragraph" style:parent-style-name="Text_20_body">
      <style:paragraph-properties fo:text-align="justify" style:justify-single-word="false"/>
      <style:text-properties style:font-name="Times New Roman" fo:font-size="12pt" fo:font-style="normal" officeooo:rsid="0004bc0c" officeooo:paragraph-rsid="0004d490" fo:background-color="transparent" style:font-size-asian="12pt" style:font-style-asian="normal" style:font-name-complex="DejaVu Sans1" style:font-size-complex="12pt" style:font-style-complex="normal"/>
    </style:style>
    <style:style style:name="P10" style:family="paragraph" style:parent-style-name="Text_20_body">
      <style:text-properties officeooo:paragraph-rsid="0013f8f8"/>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font-style="italic" officeooo:paragraph-rsid="0016c465" style:font-style-asian="italic" style:font-style-complex="italic"/>
    </style:style>
    <style:style style:name="P13" style:family="paragraph" style:parent-style-name="Text_20_body">
      <style:text-properties officeooo:paragraph-rsid="0016c465"/>
    </style:style>
    <style:style style:name="P14" style:family="paragraph" style:parent-style-name="Text_20_body">
      <style:text-properties style:font-name="Liberation Serif"/>
    </style:style>
    <style:style style:name="P15" style:family="paragraph" style:parent-style-name="Text_20_body">
      <style:text-properties style:font-name="Liberation Serif" fo:font-size="12pt" fo:font-style="italic" style:font-size-asian="12pt" style:font-style-asian="italic" style:font-size-complex="12pt" style:font-style-complex="italic"/>
    </style:style>
    <style:style style:name="P16" style:family="paragraph" style:parent-style-name="Text_20_body">
      <style:text-properties style:font-name="Liberation Serif" fo:font-size="12pt" style:font-size-asian="12pt" style:font-size-complex="12pt"/>
    </style:style>
    <style:style style:name="P17" style:family="paragraph" style:parent-style-name="Text_20_body">
      <style:paragraph-properties>
        <style:tab-stops>
          <style:tab-stop style:position="0.3043in"/>
        </style:tab-stops>
      </style:paragraph-properties>
    </style:style>
    <style:style style:name="P18" style:family="paragraph" style:parent-style-name="Text_20_body">
      <style:text-properties style:font-name="DejaVu Sans1" fo:font-size="8pt" fo:font-weight="normal" officeooo:paragraph-rsid="0019f637" style:font-size-asian="8pt" style:font-weight-asian="normal" style:font-size-complex="8pt" style:font-weight-complex="normal"/>
    </style:style>
    <style:style style:name="P19" style:family="paragraph" style:parent-style-name="Normal">
      <style:text-properties style:font-name="Times New Roman" fo:font-size="12pt" officeooo:paragraph-rsid="0004bc0c" style:font-size-asian="12pt" style:font-name-complex="DejaVu Sans1" style:font-size-complex="12pt"/>
    </style:style>
    <style:style style:name="P20" style:family="paragraph" style:parent-style-name="Normal">
      <style:text-properties style:font-name="Times New Roman" fo:font-size="12pt" officeooo:paragraph-rsid="0004bc0c" style:font-size-asian="12pt" style:font-size-complex="12pt"/>
    </style:style>
    <style:style style:name="P21" style:family="paragraph" style:parent-style-name="Normal">
      <style:paragraph-properties fo:text-align="justify" style:justify-single-word="false"/>
      <style:text-properties style:font-name="Times New Roman" fo:font-size="12pt" fo:font-style="italic" fo:font-weight="normal" officeooo:paragraph-rsid="0004bc0c" fo:background-color="#ffff00" style:font-size-asian="12pt" style:font-style-asian="italic" style:font-weight-asian="normal" style:font-name-complex="DejaVu Sans1" style:font-size-complex="12pt" style:font-style-complex="italic" style:font-weight-complex="normal"/>
    </style:style>
    <style:style style:name="P22" style:family="paragraph" style:parent-style-name="Normal">
      <style:paragraph-properties fo:text-align="justify" style:justify-single-word="false" fo:padding-left="0in" fo:padding-right="0in" fo:padding-top="0in" fo:padding-bottom="0.028in" fo:border-left="none" fo:border-right="none" fo:border-top="none" fo:border-bottom="0.11pt solid #000000"/>
      <style:text-properties style:font-name="Times New Roman" fo:font-size="12pt" officeooo:paragraph-rsid="0004bc0c" style:font-size-asian="12pt" style:font-name-complex="DejaVu Sans1" style:font-size-complex="12pt"/>
    </style:style>
    <style:style style:name="P23" style:family="paragraph" style:parent-style-name="Heading_20_1" style:master-page-name="Standard">
      <style:paragraph-properties style:page-number="auto"/>
    </style:style>
    <style:style style:name="T1" style:family="text">
      <style:text-properties style:font-name-complex="DejaVu Sans1"/>
    </style:style>
    <style:style style:name="T2" style:family="text">
      <style:text-properties officeooo:rsid="000a370b" style:font-name-complex="DejaVu Sans1"/>
    </style:style>
    <style:style style:name="T3" style:family="text">
      <style:text-properties officeooo:rsid="0008e55d" style:font-name-complex="DejaVu Sans1"/>
    </style:style>
    <style:style style:name="T4" style:family="text">
      <style:text-properties officeooo:rsid="0004bc0c" style:font-name-complex="DejaVu Sans1"/>
    </style:style>
    <style:style style:name="T5" style:family="text">
      <style:text-properties officeooo:rsid="0013f8f8" style:font-name-complex="DejaVu Sans1"/>
    </style:style>
    <style:style style:name="T6" style:family="text">
      <style:text-properties officeooo:rsid="0016c465" style:font-name-complex="DejaVu Sans1"/>
    </style:style>
    <style:style style:name="T7" style:family="text">
      <style:text-properties fo:font-style="italic" style:font-style-asian="italic" style:font-name-complex="DejaVu Sans1"/>
    </style:style>
    <style:style style:name="T8" style:family="text">
      <style:text-properties fo:font-style="italic" officeooo:rsid="000a370b" style:font-style-asian="italic" style:font-name-complex="DejaVu Sans1"/>
    </style:style>
    <style:style style:name="T9" style:family="text">
      <style:text-properties fo:font-style="italic" style:font-style-asian="italic" style:font-name-complex="DejaVu Sans1" style:font-style-complex="italic"/>
    </style:style>
    <style:style style:name="T10" style:family="text">
      <style:text-properties fo:font-style="italic" officeooo:rsid="0013f8f8" style:font-style-asian="italic" style:font-name-complex="DejaVu Sans1" style:font-style-complex="italic"/>
    </style:style>
    <style:style style:name="T11" style:family="text">
      <style:text-properties fo:font-style="italic" style:font-style-asian="italic" style:font-style-complex="italic"/>
    </style:style>
    <style:style style:name="T12" style:family="text">
      <style:text-properties fo:font-style="italic" officeooo:rsid="001bd715" style:font-style-asian="italic" style:font-style-complex="italic"/>
    </style:style>
    <style:style style:name="T13" style:family="text">
      <style:text-properties fo:font-style="italic" fo:font-weight="normal" style:font-style-asian="italic" style:font-weight-asian="normal" style:font-name-complex="DejaVu Sans1" style:font-style-complex="italic" style:font-weight-complex="normal"/>
    </style:style>
    <style:style style:name="T14" style:family="text">
      <style:text-properties fo:color="#000000" style:text-line-through-style="none" style:text-line-through-type="none" style:font-name="Times New Roman" fo:font-size="12pt" fo:font-style="normal" style:text-underline-style="none" fo:font-weight="bold" officeooo:rsid="0250a88d" style:font-size-asian="12pt" style:font-style-asian="normal" style:font-weight-asian="bold" style:font-weight-complex="bold"/>
    </style:style>
    <style:style style:name="T15" style:family="text">
      <style:text-properties fo:font-style="normal" style:font-style-asian="normal" style:font-name-complex="DejaVu Sans1" style:font-style-complex="normal"/>
    </style:style>
    <style:style style:name="T16" style:family="text">
      <style:text-properties fo:font-style="normal" officeooo:rsid="0008e55d" style:font-style-asian="normal" style:font-name-complex="DejaVu Sans1" style:font-style-complex="normal"/>
    </style:style>
    <style:style style:name="T17" style:family="text">
      <style:text-properties fo:font-style="normal" officeooo:rsid="0013f8f8" style:font-style-asian="normal" style:font-name-complex="DejaVu Sans1" style:font-style-complex="normal"/>
    </style:style>
    <style:style style:name="T18" style:family="text">
      <style:text-properties fo:font-style="normal" fo:font-weight="normal" style:font-style-asian="normal" style:font-weight-asian="normal" style:font-name-complex="DejaVu Sans1" style:font-style-complex="normal" style:font-weight-complex="normal"/>
    </style:style>
    <style:style style:name="T19" style:family="text">
      <style:text-properties fo:font-style="normal" fo:font-weight="normal" officeooo:rsid="0016c465" style:font-style-asian="normal" style:font-weight-asian="normal" style:font-name-complex="DejaVu Sans1" style:font-style-complex="normal" style:font-weight-complex="normal"/>
    </style:style>
    <style:style style:name="T20" style:family="text">
      <style:text-properties officeooo:rsid="000f7653"/>
    </style:style>
    <style:style style:name="T21" style:family="text">
      <style:text-properties officeooo:rsid="0008e55d"/>
    </style:style>
    <style:style style:name="T22" style:family="text">
      <style:text-properties style:text-position="0% 100%" style:font-name-complex="DejaVu Sans1"/>
    </style:style>
    <style:style style:name="T23" style:family="text">
      <style:text-properties style:text-position="0% 100%" officeooo:rsid="0004bc0c" style:font-name-complex="DejaVu Sans1"/>
    </style:style>
    <style:style style:name="T24" style:family="text">
      <style:text-properties style:text-position="0% 100%" officeooo:rsid="0013f8f8" style:font-name-complex="DejaVu Sans1"/>
    </style:style>
    <style:style style:name="T25" style:family="text">
      <style:text-properties style:font-name="Times New Roman" fo:font-size="12pt" fo:font-style="normal" officeooo:rsid="0004bc0c" fo:background-color="transparent" loext:char-shading-value="0" style:font-size-asian="12pt" style:font-style-asian="normal" style:font-name-complex="DejaVu Sans1" style:font-size-complex="12pt" style:font-style-complex="normal"/>
    </style:style>
    <style:style style:name="T26" style:family="text">
      <style:text-properties style:font-name="Times New Roman" fo:font-size="12pt" fo:font-style="normal" officeooo:rsid="0005a572" fo:background-color="transparent" loext:char-shading-value="0" style:font-size-asian="12pt" style:font-style-asian="normal" style:font-name-complex="DejaVu Sans1" style:font-size-complex="12pt" style:font-style-complex="normal"/>
    </style:style>
    <style:style style:name="T27" style:family="text">
      <style:text-properties style:font-name="Times New Roman" fo:font-size="12pt" fo:font-style="normal" officeooo:rsid="001aeea6" fo:background-color="transparent" loext:char-shading-value="0" style:font-size-asian="12pt" style:font-style-asian="normal" style:font-name-complex="DejaVu Sans1" style:font-size-complex="12pt" style:font-style-complex="normal"/>
    </style:style>
    <style:style style:name="T28" style:family="text">
      <style:text-properties style:font-name="Times New Roman" fo:font-size="12pt" fo:font-style="normal" fo:font-weight="bold" officeooo:rsid="0004bc0c" fo:background-color="transparent" loext:char-shading-value="0" style:font-size-asian="12pt" style:font-style-asian="normal" style:font-weight-asian="bold" style:font-name-complex="DejaVu Sans1" style:font-size-complex="12pt" style:font-style-complex="normal" style:font-weight-complex="bold"/>
    </style:style>
    <style:style style:name="T29" style:family="text">
      <style:text-properties style:font-name="Times New Roman" fo:font-size="12pt" fo:font-style="normal" fo:font-weight="bold" officeooo:rsid="0005a572" fo:background-color="transparent" loext:char-shading-value="0" style:font-size-asian="12pt" style:font-style-asian="normal" style:font-weight-asian="bold" style:font-name-complex="DejaVu Sans1" style:font-size-complex="12pt" style:font-style-complex="normal" style:font-weight-complex="bold"/>
    </style:style>
    <style:style style:name="T30" style:family="text">
      <style:text-properties style:font-name="Liberation Serif"/>
    </style:style>
    <style:style style:name="T31" style:family="text">
      <style:text-properties style:font-name="Liberation Serif" fo:font-size="12pt" style:font-size-asian="12pt" style:font-size-complex="12pt"/>
    </style:style>
    <style:style style:name="T32" style:family="text">
      <style:text-properties style:font-name="Liberation Serif" fo:font-size="12pt" officeooo:rsid="001bd715" style:font-size-asian="12pt" style:font-size-complex="12pt"/>
    </style:style>
    <style:style style:name="T33" style:family="text">
      <style:text-properties style:font-name="Liberation Serif" fo:font-size="12pt" fo:font-style="normal" style:font-size-asian="12pt" style:font-style-asian="normal" style:font-size-complex="12pt" style:font-style-complex="normal"/>
    </style:style>
    <style:style style:name="T34" style:family="text">
      <style:text-properties style:font-name="Liberation Serif" fo:font-size="12pt" fo:font-style="italic" style:font-size-asian="12pt" style:font-style-asian="italic" style:font-size-complex="12pt" style:font-style-complex="italic"/>
    </style:style>
    <style:style style:name="T35" style:family="text">
      <style:text-properties style:font-name="Liberation Serif" fo:font-style="italic" style:font-style-asian="italic" style:font-style-complex="italic"/>
    </style:style>
    <style:style style:name="T36" style:family="text">
      <style:text-properties fo:language="et" fo:country="EE" style:language-asian="zh" style:country-asian="CN" style:language-complex="hi" style:country-complex="IN"/>
    </style:style>
    <style:style style:name="T37" style:family="text">
      <style:text-properties officeooo:rsid="001bd7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Center of Doubt</text:h>
      <text:p text:style-name="P3"><text:span text:style-name="T23">% </text:span><text:span text:style-name="T24">BY:</text:span><text:span text:style-name="T23"> </text:span><text:span text:style-name="T22">Ivar Veerm</text:span><text:span text:style-name="T1">äe</text:span></text:p>
      <text:p text:style-name="Text_20_body"/>
      <text:p text:style-name="P10"><text:span text:style-name="T9">Center of Doubt</text:span><text:span text:style-name="T7"> </text:span><text:span text:style-name="T16">i</text:span><text:span text:style-name="T1">s a long-term artistic research project. The aim of the project is to explore and visualize the disappearance and reappearance of network technology, its infrastructure and representation. </text:span><text:span text:style-name="T9">Center of Doubt</text:span><text:span text:style-name="T15"> </text:span><text:span text:style-name="T1">is a collection of visual traces depicting the data industry of our times.<text:line-break/><text:line-break/>The appearance of the commercial </text:span><text:span text:style-name="T3">'</text:span><text:span text:style-name="T1">cloud computing</text:span><text:span text:style-name="T3">'</text:span><text:span text:style-name="T1">, or more precisely the data centers and their supporting infrastructure, is depicted as a turning point of a new era of centralized </text:span><text:span text:style-name="T3">I</text:span><text:span text:style-name="T1">nternet: big corporations are in a competition to gain a fundamental status for their software and hardware, acting as a basic informational layer.</text:span></text:p>
      <text:h text:style-name="Heading_20_2" text:outline-level="2">The Clouds</text:h>
      <text:p text:style-name="Text_20_body">I started my research by making video-based investigations about data centers, being interested in the material, local and environmental properties of the sites. I surveilled these technical buildings in Berlin, Tallinn and Frankfurt. The architecture of data centers has hidden or stealthy qualities, facilities are blended into cityspace. Being in the background is one of the main qualities of material infrastructure in general. This leads to a situation where <text:span text:style-name="T21">what is </text:span>actually visible is rendered invisible by being unobtrusive. <text:span text:style-name="T21">In addition,</text:span> there is an interesting gap between materiality and immateriality, which is intentionally ignored in representational rhetorics of IT companies. It is true that information is immaterial, but it is also true that material structures are needed to operate it.</text:p>
      <text:p text:style-name="Text_20_body">Bruno Latour <text:span text:style-name="T21">has a suggestion</text:span> in his Actor-Network-Theory <text:span text:style-name="T21">for thinking about things</text:span> – make their role more important:</text:p>
      <text:p text:style-name="P11">Non-humans have to be actors and not simply the hapless bearers of symbolic projection. </text:p>
      <text:p text:style-name="Standard"><text:span text:style-name="A5"><text:span text:style-name="T31">– Bruno Latour</text:span></text:span><text:span text:style-name="T31">, </text:span><text:span text:style-name="A5"><text:span text:style-name="T31">Reassembling the Social: An Introduction to Actor-Network-Theory</text:span></text:span><text:span text:style-name="A4"><text:span text:style-name="T33"> [1]</text:span></text:span></text:p>
      <text:p text:style-name="Text_20_body"/>
      <text:p text:style-name="Text_20_body">An actor, according to Latour, is meant as something/someone who/which influences the behaviour of other actors. Symbolic representation is offered often in finished and therefore closed form, which forestalls further discussion. In addition, when things are seen only as fulfilling the role assigned to them by their human creators, their role as mediator disappears. </text:p>
      <text:p text:style-name="Text_20_body">The big things – data centers – in the cities remain hard to recognize, but more importantly, server farms are mostly hidden in remote places with suitable properties – like climate, taxes, but also security.</text:p>
      <text:h text:style-name="Heading_20_2" text:outline-level="2">Crystal Computing (Google Inc., St. Ghislain)</text:h>
      <text:p text:style-name="P12">Dear Sir,</text:p>
      <text:p text:style-name="P13"><text:span text:style-name="T11">We unfortunately do not organise or allow visits to our datacenters for data security reason.<text:line-break/>This is the main reason why we setup a website where I am sure, you will find a lot of useful </text:span><text:soft-page-break/><text:span text:style-name="T11">information on </text:span><text:a xlink:type="simple" xlink:href="http://www.google.com/about/datacenters/"><text:span text:style-name="T11">http://www.google.com/about/datacenters/</text:span></text:a><text:span text:style-name="T11"> .</text:span></text:p>
      <text:p text:style-name="P11"/>
      <text:p text:style-name="P4"><text:span text:style-name="A5"><text:span text:style-name="T31">–</text:span></text:span>Thanks st-ghislain@google.com, 05.02.13</text:p>
      <text:p text:style-name="Text_20_body"/>
      <text:p text:style-name="Text_20_body">I continued my research with Google's data center in Saint-Ghislain, Belgium. It is the largest Google data center in Europe and the second largest in the world. According to the official information from Google Inc., it housed 296,960 servers in 2013. After my request to visit the data center officially was rejected, I took a secret research trip to Belgium. The facility, located on the outskirts of of the small city St. Ghislain, is heavily protected – in addition to very strong non-human security – fences, CCTV cameras, motion detectors – <text:s/>there are also physical security guards circling the building every 30 minutes. The data center has water cooling, which produces colossal clouds of steam. This is reminiscent of old images of factories, but in fact it is a factory of 21st century. </text:p>
      <text:p text:style-name="Text_20_body">The data center in Belgium has no visual traces of Google: the existing signs identify the place as Crystal Computing. Ironically, the name represents the secret policies of the corporation and also the establishment of subsidiaries as a method for tax avoidance. Interesting movements can be found in official founding documents of the Crystal Computing data center – representatives and capital have changed quite regularly over the course of few years.</text:p>
      <text:h text:style-name="Heading_20_2" text:outline-level="2">The Formation of Clouds</text:h>
      <text:p text:style-name="Text_20_body">As the Internet is currently becoming more and more a centralized corporate space, it is important to explore the immaterial thinking that has not changed so much during the course of 25 years. Previously dominant in the announcements of cyber-idealists, it is now used as a basic language in corporate advertising. Cyber-libertarians praised the ideology of immateriality, non-governmentality and libertarianism. '<text:span text:style-name="T11">A Declaration of the Independence of Cyberspace</text:span>', written by John Barry Barlow in Davos during the World Economic Forum (1996), is a perfect example of this kind of thinking:</text:p>
      <text:p text:style-name="P11">Governments of the Industrial World, you weary giants of flesh and steel, I come from Cyberspace, the new home of Mind. On behalf of the future, I ask you of the past to leave us alone. You are not welcome among us. You have no sovereignty where we gather. </text:p>
      <text:p text:style-name="Standard"><text:span text:style-name="A5"><text:span text:style-name="T31">– Peter Ludlow,</text:span></text:span><text:span text:style-name="T31"> </text:span><text:span text:style-name="A5"><text:span text:style-name="T31">Crypto Anarchy, Cyberstates, and Pirate Utopias, pg. 28</text:span></text:span><text:span text:style-name="T31"> [2]</text:span></text:p>
      <text:p text:style-name="P6"/>
      <text:p text:style-name="Text_20_body">and:</text:p>
      <text:p text:style-name="P11">Your legal concepts of property, expression, identity, movement, and context do not apply to us. They are based on matter. There is no matter here. </text:p>
      <text:p text:style-name="Standard"><text:span text:style-name="A5"><text:span text:style-name="T31">– Peter Ludlow,</text:span></text:span><text:span text:style-name="T31"> </text:span><text:span text:style-name="A5"><text:span text:style-name="T31">Crypto Anarchy, Cyberstates, and Pirate Utopias,</text:span></text:span><text:span text:style-name="A4"><text:span text:style-name="T31"> pg. 29 [2]</text:span></text:span></text:p>
      <text:p text:style-name="Standard"><text:span text:style-name="A4"><text:span text:style-name="T31"/></text:span></text:p>
      <text:p text:style-name="Text_20_body"><text:span text:style-name="T1">In </text:span><text:span text:style-name="T2">this kind of</text:span><text:span text:style-name="T1"> conceptualization of cyberspace, which was supposed to be a home for pure mind in its immateriality, the mediatory role of technology is – probably consciously – forgotten. WIRED, the advocate and lobby agency of the Internet, </text:span><text:span text:style-name="T2">concentrated</text:span><text:span text:style-name="T1"> mostly on </text:span><text:span text:style-name="T7">liberation</text:span><text:span text:style-name="T1">, which could be understood in a </text:span><text:span text:style-name="T7">libertarian </text:span><text:span text:style-name="T1">sense. In the beginning, the Internet had </text:span><text:span text:style-name="T7">libertarian </text:span><text:span text:style-name="T8">'</text:span><text:span text:style-name="T7">wild-west</text:span><text:span text:style-name="T8">'</text:span><text:span text:style-name="T7"> </text:span><text:soft-page-break/><text:span text:style-name="T1">characteristics, but soon it was capitalized. The main idea of cyberspace was communicated as a technology that connects humans, and therefore is radically different from exploitative industrial technology. Now it is clear that this kind of utopic cyberspace does not exist – there is no unified Internet, but mostly various corporate surfaces or spaces. It could be seen as a new wave of industrialism, or rather informationalism, which is supported by huge data-industrial buildings. </text:span></text:p>
      <text:p text:style-name="Text_20_body"><text:span text:style-name="T1">I </text:span><text:span text:style-name="T2">am</text:span><text:span text:style-name="T1"> exploring this notion in </text:span><text:span text:style-name="T13">The Formation of Clouds</text:span><text:span text:style-name="T1"> by concentrating on the formation of data centers, owned by world</text:span><text:span text:style-name="T2">'</text:span><text:span text:style-name="T1">s leading digital companies – Microsoft, Apple, Facebook, Google and Amazon. The activities of these global network companies lead to highly centralized Internet access. The acknowledgement of the development of centralization on the infrastructural level is even more important, as user generated data is being stored and processed in data centers that are owned by private corporations.</text:span> </text:p>
      <text:p text:style-name="P11">Because the actual technological shape of the system is uncertain, whoever controls its first stages could decisively influence its future evolution. </text:p>
      <text:p text:style-name="Standard"><text:span text:style-name="T4">– </text:span><text:span text:style-name="T1">Christopher Steiner, Automate This: How Algorithms Came to Rule Our World </text:span><text:span text:style-name="T4">[3]</text:span></text:p>
      <text:p text:style-name="Text_20_body"><text:s/></text:p>
      <text:p text:style-name="Text_20_body">The most important aspect of <text:span text:style-name="T11">The Formation of Clouds</text:span> is that it reveals the competition between companies to gain the best possible position in running the basic underlying informational infrastructure of everyday life.</text:p>
      <text:h text:style-name="Heading_20_2" text:outline-level="2">Corporate Power and DIY Servitude</text:h>
      <text:p text:style-name="Text_20_body">To understand the backgrounds of information technology, it is important to concentrate on the abstract notion of corporate power and its influences. According to Deleuze and Guattari, it is relevant to think about the concept of knowledge and its role:</text:p>
      <text:p text:style-name="P11">Knowledge, information, and specialized education are just as much parts of capital. 'Knowledge capital' as is the most elementary labor or the worker. </text:p>
      <text:p text:style-name="Standard"><text:span text:style-name="A5"><text:span text:style-name="T31">– Gilles Deleuze and Félix Guattari,</text:span></text:span><text:span text:style-name="T31"> </text:span><text:span text:style-name="A5"><text:span text:style-name="T31">Anti-Oedipus. Capitalism and Schizophrenia,</text:span></text:span><text:span text:style-name="T31"> </text:span><text:span text:style-name="A5"><text:span text:style-name="T31">Continuum </text:span></text:span><text:span text:style-name="A4"><text:span text:style-name="T31">[4]</text:span></text:span></text:p>
      <text:p text:style-name="Text_20_body"/>
      <text:p text:style-name="Text_20_body">Anti-Oedipus: Capitalism and Schizophrenia was first published in 1972, when major restructualization was just getting underway, and knowledge-based schemes began to evolve. Important changes that supported this system took place in the mid-70s and early 80s, as Manuel Castells writes:</text:p>
      <text:p text:style-name="P15">In turn (1980s), the availability of new telecommunication networks and information systems prepared the ground for the global integration of financial markets and the segmented articulation of production and trade throughout the world. <text:span text:style-name="T36">…</text:span> Thus, to some extent, the availability of new technologies constituted as a system in the 1970s was a fundamental basis for the process of socioeconomic restructuring in the 1980s. </text:p>
      <text:p text:style-name="Standard"><text:span text:style-name="A5"><text:span text:style-name="T31">– Manuel Castells,</text:span></text:span><text:span text:style-name="T31"> </text:span><text:span text:style-name="A5"><text:span text:style-name="T31">The Rise of the Network Society: Economy, Society and Culture (Information Age)</text:span></text:span><text:span text:style-name="A4"><text:span text:style-name="T31">, pg. 60 [5]</text:span></text:span></text:p>
      <text:p text:style-name="Standard"><text:span text:style-name="A4"><text:span text:style-name="T31"/></text:span></text:p>
      <text:p text:style-name="Text_20_body">It is important to notice that the changes to immaterial knowledge and information were directly <text:soft-page-break/>dependent on the material developments of information technology. And conversely, material infrastructure was highly dependent on information. This system was the foundation for two principal fields:</text:p>
      <text:p text:style-name="P15">The new economy emerged in a given time, the 1990s, a given space, the United States, and around/from specific industries, mainly information technology and finance. </text:p>
      <text:p text:style-name="Standard"><text:span text:style-name="A5"><text:span text:style-name="T31">– Manuel Castells,</text:span></text:span><text:span text:style-name="T31"> </text:span><text:span text:style-name="A5"><text:span text:style-name="T31">The Rise of the Network Society: Economy, Society and Culture (Information Age)</text:span></text:span><text:span text:style-name="T31">, </text:span><text:span text:style-name="A4"><text:span text:style-name="T31">pg. 147 [5]</text:span></text:span></text:p>
      <text:p text:style-name="Standard"><text:span text:style-name="A4"><text:span text:style-name="T31"/></text:span></text:p>
      <text:p text:style-name="P16">There is a strong interrelation between the global financial system and information technology: <text:span text:style-name="T36">could the</text:span> former was able to develop through the latter, and the latter was dependent on the former. Information technology became a source of development and economic growth. These changes were realized in consumer culture, which was mainly oriented to youth. Origins of this idea – the adolescent as a perfect consumer – lay in US counterculture, as Fred Turner writes:</text:p>
      <text:p text:style-name="P15">Counterculture opened the doors of the youth movement to the complex delights of consumer culture. </text:p>
      <text:p text:style-name="Standard"><text:span text:style-name="A5"><text:span text:style-name="T31">– Fred Turner,</text:span></text:span><text:span text:style-name="T31"> </text:span><text:span text:style-name="A5"><text:span text:style-name="T31">From Counterculture to Cyberculture: Stewart Brand, the Whole Earth Network, and the Rise of Digital,</text:span></text:span><text:span text:style-name="A4"><text:span text:style-name="T31"> pg. 32 [6]</text:span></text:span></text:p>
      <text:p text:style-name="P20"/>
      <text:p text:style-name="Text_20_body">The discovery or rather production of consumerism by various business enterprises created gigantic profits for them. According to Fred Turner, Steward Brand and the Whole Earth Network had an important role in these developments. In the late 60s the Whole Earth Network had published Whole Earth Catalogues. These were booklets containing information about various tools and thoughts, advertising a wide range of products – geodesic domes, tents, books about cybernetics and systems theory, but also microcomputers. The catalogue was a mixture of tool- and idea-set for back-to-the-land hippies with new information theory. By the end of the 1980s the Whole Earth Network had been transformed into Global Business Network. It was a business consulting firm using ideas that were a mixture of hippie ideology and entrepreneurship. GBN made connections between entrepreneurs, corporations, and government agencies. It supported two principal ideas, which had a huge influence later:</text:p>
      <text:p text:style-name="P11">corporation as site of revolutionary social change and interpersonal and information networks as tools and emblems of that change. </text:p>
      <text:p text:style-name="Standard"><text:span text:style-name="T31">– F</text:span><text:span text:style-name="A5"><text:span text:style-name="T31">red Turner,</text:span></text:span><text:span text:style-name="T31"> </text:span><text:span text:style-name="A5"><text:span text:style-name="T31">From Counterculture to Cyberculture: Stewart Brand, the Whole Earth Network, and the Rise of Digital Utopianism</text:span></text:span><text:span text:style-name="A4"><text:span text:style-name="T31">, pg. 194 [6]</text:span></text:span></text:p>
      <text:p text:style-name="Text_20_body"/>
      <text:p text:style-name="Text_20_body">Accompanied by:</text:p>
      <text:p text:style-name="P11">(Whole Earth) - Over time, the network's members and forums helped redefine microcomputer as 'personal' machine, computer communication networks as 'virtual communities', and cyberspace itself as the digital equivalent of the western landscape into which so many communards set forth in the late 1960s, the 'electronic frontier'. </text:p>
      <text:p text:style-name="Standard"><text:span text:style-name="T33">– </text:span><text:span text:style-name="A4"><text:span text:style-name="T33">F</text:span></text:span><text:span text:style-name="A5"><text:span text:style-name="T33">red Turner,</text:span></text:span><text:span text:style-name="T33"> </text:span><text:span text:style-name="A5"><text:span text:style-name="T33">From Counterculture to Cyberculture: Stewart Brand, the Whole Earth Network, and the Rise of Digital Utopianism,</text:span></text:span><text:span text:style-name="A4"><text:span text:style-name="T33"> pg. 6 [6] </text:span></text:span></text:p>
      <text:p text:style-name="P1"/>
      <text:p text:style-name="P19"><text:soft-page-break/></text:p>
      <text:p text:style-name="Text_20_body">These two notions – the corporation as a site for social change and the 'personalization' of technology – influenced a clear move from politics to consumerism, from citizen to consumer, and from state to corporation. The main ideology of this movement is that one must liberate oneself. It is tricky, because one is never finished, therefore she/he must constantly develop themselves to achieve 'liberation'. As Deleuze clearly states in <text:span text:style-name="T37">'</text:span><text:span text:style-name="T11">Postscript on Societies of Control</text:span><text:span text:style-name="T12">'</text:span>:</text:p>
      <text:p text:style-name="P15">In the disciplinary societies one was always starting again (from the school to the barracks, from the barracks to the factory), while in the societies of control one is never finished with anything – the corporation, the educational system, the armed services being metastable states coexisting in one and the same modulation. </text:p>
      <text:p text:style-name="Standard"><text:span text:style-name="A5"><text:span text:style-name="T31">– Gilles Deleuze,</text:span></text:span><text:span text:style-name="T31"> </text:span><text:span text:style-name="T32">'</text:span><text:span text:style-name="A5"><text:span text:style-name="T31">Postscript on Societies of Control</text:span></text:span><text:span text:style-name="A5"><text:span text:style-name="T32">'</text:span></text:span><text:span text:style-name="A5"><text:span text:style-name="T31">,</text:span></text:span><text:span text:style-name="T31"> </text:span><text:span text:style-name="A5"><text:span text:style-name="T31">October, Vol. 59.</text:span></text:span><text:span text:style-name="A4"><text:span text:style-name="T31"> [7]</text:span></text:span></text:p>
      <text:p text:style-name="P16"><text:line-break/>One is never finished and must always modulate him/herself through the expression of her/his individuality. Bluntly said, nowadays consuming the products is transformed to being a product. Zygmunt Bauman and David Lyon have found a clever term for this – DIY servitude:</text:p>
      <text:p text:style-name="P15">'Making oneself a sellable commodity' is a DIY job, individual duty. <text:span text:style-name="T36">…</text:span> The goods they (who) present as 'tools' for individual use in decision-making are in fact decisions made in advance. They were ready-made well before the individual was confronted with the duty (presented as an opportunity) to decide. </text:p>
      <text:p text:style-name="Standard"><text:span text:style-name="A5"><text:span text:style-name="T31">– Zygmunt Bauman and David Lyon</text:span></text:span><text:span text:style-name="T31">, </text:span><text:span text:style-name="A5"><text:span text:style-name="T31">Liquid Surveillance. A Conversation</text:span></text:span><text:span text:style-name="A4"><text:span text:style-name="T31">, pg. 34 [8]</text:span></text:span></text:p>
      <text:p text:style-name="P16"/>
      <text:p text:style-name="P16">The 'personal technology' one uses is never finished, it needs constant development. It is made for persons who are supposed to be making themselves using these products – yet forgetting their intermediary role. The hard- and software products are surfaces that only function when user feeds them with information. As Bauman and Lyon clarify:</text:p>
      <text:p text:style-name="P15">All those technical gadgets are, we are told, 'user friendly' – though that favourite phrase of commercial copy means, under closer scrutiny, a product that is incomplete without the user's labour <text:span text:style-name="T36">…</text:span> not a voluntary, but a DIY servitude...</text:p>
      <text:p text:style-name="Standard"><text:span text:style-name="A5"><text:span text:style-name="T31">– Zygmunt Bauman and David Lyon</text:span></text:span><text:span text:style-name="T31">, </text:span><text:span text:style-name="A5"><text:span text:style-name="T31">Liquid Surveillance. A Conversation,</text:span></text:span><text:span text:style-name="A4"><text:span text:style-name="T31"> pg. 22 [8]</text:span></text:span></text:p>
      <text:p text:style-name="Standard"/>
      <text:p text:style-name="Text_20_body">The system is based on clever mimicry – free labor for corporations is masked as personal development – DIY, finding one's own liberation. One of the reasons why it works so well is found in the articulation: the corporate space, or rather the surface – the workfield – is named as a social network. On the one hand, naming commercial activities communal transformed the image of some corporations from greedy and evil to fun and likable. On the other, an ideal, utopian place, which was not accomplished by US counterculture, was transferred to Internet. In its beginning the Internet had a libertarian cyber-frontier character, but it changed under corporate domination. This is supported by corporate images – social, playful, pure, or innovative. </text:p>
      <text:h text:style-name="Heading_20_2" text:outline-level="2">The Given</text:h>
      <text:p text:style-name="Text_20_body"/>
      <text:p text:style-name="Text_20_body"><text:soft-page-break/>As a conclusion it is important to think about distractions, which could eventually stop further thinking. In big data based operations the person does not exist. The personal and private sphere is a distraction, which could divert attention to the actual person and the protection and improvement of this private sphere. Correlative mechanisms and algorithms deal with data in the form of data points, fixations, categories, and their relations. These are the given properties, which will be used to define various targets, or more exactly target groups. Data – a record of an actual event (textual, biological, chemical, geological) – could be justified through its existence. Bauman and Lyon write about the potential problem:</text:p>
      <text:p text:style-name="Text_20_body"><text:span text:style-name="T35">Data double tends to be trusted more than the person, who prefers to tell their own tale.</text:span> </text:p>
      <text:p text:style-name="Standard"><text:span text:style-name="A5"><text:span text:style-name="T31">– Zygmunt Bauman and David Lyon</text:span></text:span><text:span text:style-name="A4"><text:span text:style-name="T31">, </text:span></text:span><text:span text:style-name="A5"><text:span text:style-name="T31">Liquid Surveillance. A Conversation,</text:span></text:span><text:span text:style-name="A4"><text:span text:style-name="T31"> pg. 8 [8]</text:span></text:span></text:p>
      <text:p text:style-name="Text_20_body"/>
      <text:p text:style-name="Text_20_body">Data double is an abstraction that exists only in an anthropocentric view. But as a useful abstraction it has valuable qualities. Talking, explaining, or associating is uncertain, therefore it must justify its existence. This could be compared with the criminal process, where evidence is something that exists as a trace, whether biological, geological, chemical, digital. Through its existence it is justified, but still interpreted associatively by humans, who take uncertain aspects – motive, moods, etc. – into account. But a shift to the quantitative is happening in many domains, as Mayer-Schönberger and Cukier write:</text:p>
      <text:p text:style-name="P11">'Big-data consciousness' - presumption that there is quantitative component to all that we do, and that data is indispensable for society to learn from. </text:p>
      <text:p text:style-name="Standard"><text:span text:style-name="A5"><text:span text:style-name="T31">– Viktor Mayer-Schonberger and Kenneth Cukier, Big Data. A Revolution That Will Transform How We Live, Work and Think,</text:span></text:span><text:span text:style-name="A4"><text:span text:style-name="T31"> pg. 97 [9]</text:span></text:span></text:p>
      <text:p text:style-name="Text_20_body"/>
      <text:p text:style-name="P14">Since quantities are fixed categories, mostly based on events that have already happened, it is easy to justify them through their existence. Big data could appear to its users as given information, but more precisely it is the other way around – the user is the one who gives valuable information to companies and states. And since fixing is a stabilization, then it could influence the potentially changing user. With this situation the main problem is: how can one make bigger changes, when the predictions in form of suggestions are provided mostly by commercial companies, who are relying more on optimization and stability? Big data could eventually reach its etymological status – a (something that is) given (origin from Latin). </text:p>
      <text:p text:style-name="Text_20_body">I explore the notion of quantification and big data in my videowork Patent Application Data. It is an attempt to go beyond the typical visual representation of data centers – blinking lights, cables, large sterile halls full of server racks. The patent drawings of data centers and their various processes provide a purified image that refers to the most important operations. Flowcharts, electrical schemes and machine drawings draw attention to the primary goals of data processing – to order and optimize the messy physical world.</text:p>
      <text:p text:style-name="P17"><text:span text:style-name="Emphasis"><text:span text:style-name="T30">Move away from the age-old search for causality … instead we can discover patterns and correlations … The correlations may not tell us precisely why something is happening, but they alert us that it is happening. Big data is about what, not why. </text:span></text:span></text:p>
      <text:p text:style-name="Standard"><text:soft-page-break/><text:span text:style-name="Emphasis"><text:span text:style-name="T31">– </text:span></text:span><text:span text:style-name="T31">Viktor Mayer-Schonberger and Kenneth Cukier Big Data: A Revolution That Will Transform How We Live, Work, and Think, pg. 14 [9]</text:span></text:p>
      <text:p text:style-name="P2"/>
      <text:p text:style-name="P21"/>
      <text:p text:style-name="P22"/>
      <text:p text:style-name="Standard"/>
      <text:p text:style-name="Standard">Bibliography</text:p>
      <text:p text:style-name="Standard"/>
      <text:p text:style-name="Standard"><text:span text:style-name="A5"><text:span text:style-name="T31">[1] Bruno Latour</text:span></text:span><text:span text:style-name="T31">, </text:span><text:span text:style-name="A5"><text:span text:style-name="T34">Reassembling the Social: An Introduction to Actor-Network-Theory</text:span></text:span><text:span text:style-name="T31">, New York: </text:span><text:span text:style-name="A5"><text:span text:style-name="T31">Oxford University Press, (2005) 2007, </text:span></text:span><text:span text:style-name="A4"><text:span text:style-name="T31">10.</text:span></text:span></text:p>
      <text:p text:style-name="Standard"/>
      <text:p text:style-name="Standard"><text:span text:style-name="A5"><text:span text:style-name="T31">[2] Peter Ludlow,</text:span></text:span><text:span text:style-name="T31"> </text:span><text:span text:style-name="A5"><text:span text:style-name="T34">Crypto Anarchy, Cyberstates, and Pirate Utopias</text:span></text:span><text:span text:style-name="A5"><text:span text:style-name="T31">.</text:span></text:span><text:span text:style-name="T31"> </text:span><text:span text:style-name="A5"><text:span text:style-name="T31">Collection of essays</text:span></text:span><text:span text:style-name="T31">, Cambridge, MA: </text:span><text:span text:style-name="A5"><text:span text:style-name="T31">The MIT Press 2001.</text:span></text:span></text:p>
      <text:p text:style-name="Standard"/>
      <text:p text:style-name="Standard">[3] Christopher Steiner, <text:span text:style-name="T11">Automate This: How Algorithms Came to Rule Our World</text:span>, New York: Portfolio/Penguin, 2012, 395.</text:p>
      <text:p text:style-name="Standard"><text:span text:style-name="T31">[4] </text:span><text:span text:style-name="A5"><text:span text:style-name="T31">Gilles Deleuze and Félix Guattari,</text:span></text:span><text:span text:style-name="T31"> </text:span><text:span text:style-name="A5"><text:span text:style-name="T31">Anti-Oedipus. Capitalism and Schizophrenia,</text:span></text:span><text:span text:style-name="T31"> London: </text:span><text:span text:style-name="A5"><text:span text:style-name="T31">Continuum (1972) 2004, </text:span></text:span><text:span text:style-name="A4"><text:span text:style-name="T31">255.</text:span></text:span></text:p>
      <text:p text:style-name="Standard"/>
      <text:p text:style-name="Standard"><text:span text:style-name="T31">[5] </text:span><text:span text:style-name="A5"><text:span text:style-name="T31">Manuel Castells,</text:span></text:span><text:span text:style-name="T34"> </text:span><text:span text:style-name="A5"><text:span text:style-name="T34">The Rise of the Network Society: Economy, Society and Culture (Information Age)</text:span></text:span><text:span text:style-name="T31">, Oxford: </text:span><text:span text:style-name="A5"><text:span text:style-name="T31">Blackwell Publishers Ltd (1996) 2000</text:span></text:span><text:span text:style-name="A4"><text:span text:style-name="T31">.</text:span></text:span></text:p>
      <text:p text:style-name="Standard"/>
      <text:p text:style-name="Standard"><text:span text:style-name="T31">[6] </text:span><text:span text:style-name="A5"><text:span text:style-name="T31">Fred Turner,</text:span></text:span><text:span text:style-name="T31"> </text:span><text:span text:style-name="A5"><text:span text:style-name="T34">From Counterculture to Cyberculture: Stewart Brand, the Whole Earth Network, and the Rise of Digital Utopianism</text:span></text:span><text:span text:style-name="A5"><text:span text:style-name="T31">,</text:span></text:span><text:span text:style-name="T31"> Chicago: </text:span><text:span text:style-name="A5"><text:span text:style-name="T31">The University of Chicago Press 2006.</text:span></text:span></text:p>
      <text:p text:style-name="Standard"/>
      <text:p text:style-name="Standard"><text:span text:style-name="T31">[7] </text:span><text:span text:style-name="A5"><text:span text:style-name="T31">Gilles Deleuze,</text:span></text:span><text:span text:style-name="T31"> </text:span><text:span text:style-name="T34">'</text:span><text:span text:style-name="A5"><text:span text:style-name="T34">Postscript on Societies of Control'</text:span></text:span><text:span text:style-name="A5"><text:span text:style-name="T31">,</text:span></text:span><text:span text:style-name="T31"> </text:span><text:span text:style-name="A5"><text:span text:style-name="T31">October, Vol. 59. (Winter, 1992), 3-7.</text:span></text:span><text:span text:style-name="A4"><text:span text:style-name="T31"> </text:span></text:span></text:p>
      <text:p text:style-name="Standard"/>
      <text:p text:style-name="Standard"><text:span text:style-name="T31">[8] </text:span><text:span text:style-name="A5"><text:span text:style-name="T31">Zygmunt Bauman and David Lyon</text:span></text:span><text:span text:style-name="T31">,</text:span><text:span text:style-name="T34"> </text:span><text:span text:style-name="A5"><text:span text:style-name="T34">Liquid Surveillance</text:span></text:span><text:span text:style-name="A5"><text:span text:style-name="T31">. A Conversation,</text:span></text:span><text:span text:style-name="T31"> UK: </text:span><text:span text:style-name="A5"><text:span text:style-name="T31">Polity Press 2013,</text:span></text:span><text:span text:style-name="A4"><text:span text:style-name="T31"> 34.</text:span></text:span></text:p>
      <text:p text:style-name="Standard"/>
      <text:p text:style-name="Standard"><text:span text:style-name="A4"><text:span text:style-name="T31">[9] </text:span></text:span><text:span text:style-name="A5"><text:span text:style-name="T31">Viktor Mayer-Schonberger and Kenneth Cukier, Big Data. </text:span></text:span><text:span text:style-name="A5"><text:span text:style-name="T34">A Revolution That Will Transform How We Live, Work and Think</text:span></text:span><text:span text:style-name="A5"><text:span text:style-name="T31">, London: John Murray Publishers 2013</text:span></text:span><text:span text:style-name="A4"><text:span text:style-name="T31">.</text:span></text:span></text:p>
      <text:p text:style-name="Standard"/>
      <text:p text:style-name="P5"/>
      <text:p text:style-name="P7"><text:s/></text:p>
      <text:p text:style-name="P18">% --Biography -------------------------------------</text:p>
      <text:p text:style-name="P8"/>
      <text:p text:style-name="P8"><text:span text:style-name="T28">Ivar Veermäe</text:span><text:span text:style-name="T29">'s</text:span><text:span text:style-name="T28"> </text:span><text:span text:style-name="T25">(</text:span><text:span text:style-name="T26">ES/</text:span><text:span text:style-name="T27">DE</text:span><text:span text:style-name="T25">) </text:span><text:span text:style-name="T26">work </text:span><text:span text:style-name="T25">circles around questions of public space, networks and new technologies. As a result of long-term artistic research by means of photography, film and sound, his works are presented in versatile ways (such as video, on-site installations, interactive works and performances, also in public space). </text:span>Ivar Veermäe aims to document and analy<text:span text:style-name="T20">z</text:span>e the infrastructure underlying our contemporary culture of data and information. His projects show a processual, still evolving and therefore non-finite character that enables further discussions.</text:p>
      <text:p text:style-name="P9"><text:span text:style-name="A4"><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_5b_No_20_paragraph_20_style_5d_" style:display-name="[No paragraph style]" style:family="paragraph">
      <style:paragraph-properties fo:margin-left="0in" fo:margin-right="0in" fo:margin-top="0in" fo:margin-bottom="0in" style:contextual-spacing="false" fo:text-align="start" style:justify-single-word="false" fo:orphans="2" fo:widows="2" fo:hyphenation-ladder-count="no-limit" fo:text-indent="0in" style:auto-text-indent="false" style:vertical-align="middle" style:writing-mode="lr-tb"/>
      <style:text-properties style:use-window-font-color="true" style:text-line-through-style="none" style:text-line-through-type="none" style:font-name="Minion Pro" fo:font-family="'Minion Pro'" style:font-family-generic="roman" fo:font-size="12pt" fo:letter-spacing="normal" fo:language="et" fo:country="EE" fo:font-style="normal" style:text-underline-style="none" fo:font-weight="normal" style:letter-kerning="true" style:font-name-asian="Open Sans CE" style:font-family-asian="'Open Sans CE'" style:font-pitch-asian="variable" style:font-size-asian="12pt" style:language-asian="zh" style:country-asian="CN" style:font-style-asian="normal" style:font-weight-asian="normal" style:font-name-complex="Open Sans Cyr" style:font-family-complex="'Open Sans Cyr'" style:font-pitch-complex="variable"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left="0in" fo:margin-right="0in" fo:margin-top="0in" fo:margin-bottom="0in" style:contextual-spacing="false" fo:text-align="start" style:justify-single-word="false" fo:text-indent="0in" style:auto-text-indent="false" style:vertical-align="baseline"/>
      <style:text-properties style:text-line-through-style="none" style:text-line-through-type="none" style:font-name="DejaVu Sans" fo:font-family="'DejaVu Sans'" style:font-family-generic="roman" fo:font-size="12pt" fo:letter-spacing="normal" fo:font-style="normal" style:text-underline-style="none" fo:font-weight="normal" style:font-size-asian="12pt" style:font-style-asian="normal" style:font-weight-asian="normal" style:font-name-complex="DejaVu Sans" style:font-family-complex="'DejaVu Sans'" style:font-family-generic-complex="roman" style:text-emphasize="none" style:text-scale="100%"/>
    </style:style>
    <style:style style:name="Pa0" style:family="paragraph" style:parent-style-name="Normal">
      <style:paragraph-properties fo:margin-left="0in" fo:margin-right="0in" fo:margin-top="0in" fo:margin-bottom="0in" style:contextual-spacing="false" fo:text-align="start" style:justify-single-word="false" fo:text-indent="0in" style:auto-text-indent="false" style:vertical-align="baseline"/>
      <style:text-properties style:text-line-through-style="none" style:text-line-through-type="none" style:font-name="DejaVu Sans" fo:font-family="'DejaVu Sans'" style:font-family-generic="roman" fo:font-size="12pt" fo:letter-spacing="normal" fo:font-style="normal" style:text-underline-style="none" fo:font-weight="normal" style:font-size-asian="12pt" style:font-style-asian="normal" style:font-weight-asian="normal" style:font-name-complex="DejaVu Sans" style:font-family-complex="'DejaVu Sans'" style:font-family-generic-complex="roman" style:text-emphasize="none" style:text-scale="10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5" style:family="text">
      <style:text-properties fo:font-variant="normal" fo:text-transform="none" style:text-outline="false" style:text-line-through-style="none" style:text-line-through-type="none" style:font-name="DejaVu Sans" fo:font-family="'DejaVu Sans'" style:font-family-generic="roman" fo:font-size="10pt" fo:letter-spacing="normal" style:text-underline-style="none" style:font-size-asian="10pt" style:font-name-complex="DejaVu Sans" style:font-family-complex="'DejaVu Sans'" style:font-family-generic-complex="roman" style:text-scale="100%"/>
    </style:style>
    <style:style style:name="A4" style:family="text">
      <style:text-properties fo:font-variant="normal" fo:text-transform="none" style:text-outline="false" style:text-line-through-style="none" style:text-line-through-type="none" style:font-name="DejaVu Sans" fo:font-family="'DejaVu Sans'" style:font-family-generic="roman" fo:font-size="6pt" fo:letter-spacing="normal" fo:font-style="italic" style:text-underline-style="none" style:font-size-asian="6pt" style:font-style-asian="italic" style:font-name-complex="DejaVu Sans" style:font-family-complex="'DejaVu Sans'" style:font-family-generic-complex="roman" style:text-scale="100%"/>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15:48:03.113581948</meta:creation-date>
    <dc:date>2015-12-10T17:21:56.630727663</dc:date>
    <meta:editing-duration>PT4H37M32S</meta:editing-duration>
    <meta:editing-cycles>17</meta:editing-cycles>
    <meta:generator>LibreOffice/4.2.8.2$Linux_X86_64 LibreOffice_project/420m0$Build-2</meta:generator>
    <meta:document-statistic meta:table-count="0" meta:image-count="0" meta:object-count="0" meta:page-count="7" meta:paragraph-count="82" meta:word-count="2966" meta:character-count="19485" meta:non-whitespace-character-count="16522"/>
  </office:meta>
</office:document-meta>
</file>